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T1" style:family="text">
      <style:text-properties fo:language="en" fo:country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urtle wood miner</text:h>
      <text:p text:style-name="Standard">2*2 tree</text:p>
      <text:p text:style-name="Standard"/>
      <text:p text:style-name="Standard">Sequence of events</text:p>
      <text:p text:style-name="Standard">Collect resources</text:p>
      <text:p text:style-name="Standard">Place saplings</text:p>
      <text:p text:style-name="Standard">Bonemeal Repeatedly</text:p>
      <text:p text:style-name="Standard">Mine tree until leaves</text:p>
      <text:p text:style-name="Standard">Mine back down</text:p>
      <text:p text:style-name="Standard">Drop off resources</text:p>
      <text:p text:style-name="Standard">loop</text:p>
      <text:h text:style-name="Heading_20_2" text:outline-level="2">Code 1</text:h>
      <text:p text:style-name="Standard"/>
      <text:section text:style-name="Sect1" text:name="content">
        <text:section text:style-name="Sect1" text:name="bodyContent">
          <text:p text:style-name="Preformatted_20_Text"><text:span text:style-name="T1">turtle.dig()</text:span></text:p>
          <text:p text:style-name="Preformatted_20_Text"><text:s/><text:span text:style-name="T1">turtle.forward()</text:span></text:p>
          <text:p text:style-name="Preformatted_20_Text"><text:s/><text:span text:style-name="T1">while turtle.detectUp() do</text:span></text:p>
          <text:p text:style-name="Preformatted_20_Text"><text:s text:c="3"/><text:span text:style-name="T1">turtle.digUp()</text:span></text:p>
          <text:p text:style-name="Preformatted_20_Text"><text:s text:c="3"/><text:span text:style-name="T1">turtle.up()</text:span></text:p>
          <text:p text:style-name="Preformatted_20_Text"><text:s/><text:span text:style-name="T1">end</text:span></text:p>
          <text:p text:style-name="Preformatted_20_Text"><text:s/><text:span text:style-name="T1">while not turtle.detectDown() do</text:span></text:p>
          <text:p text:style-name="Preformatted_20_Text"><text:s text:c="3"/><text:span text:style-name="T1">turtle.down()</text:span></text:p>
          <text:p text:style-name="Preformatted_20_Text"><text:s/><text:span text:style-name="T1">end</text:span></text:p>
        </text:section>
      </text:section>
      <text:h text:style-name="Heading_20_1" text:outline-level="1"/>
      <text:h text:style-name="P1" text:outline-level="1">Ore miner</text:h>
      <text:p text:style-name="Standard">Collect fuel</text:p>
      <text:p text:style-name="Standard">tunnel 2 wide 3 high</text:p>
      <text:p text:style-name="Standard">move across 6</text:p>
      <text:p text:style-name="Standard">tunnel back</text:p>
      <text:p text:style-name="Standard">Drop resources</text:p>
      <text:h text:style-name="Heading_20_2" text:outline-level="2">Setup;</text:h>
      <text:p text:style-name="Text_20_body">Chest beside for fuel</text:p>
      <text:p text:style-name="Text_20_body">chest Behind for resources</text:p>
      <text:h text:style-name="Heading_20_2" text:outline-level="2"/>
      <text:h text:style-name="P2" text:outline-level="2">Code;</text:h>
      <text:p text:style-name="Standard">Local x</text:p>
      <text:p text:style-name="Standard"/>
      <text:p text:style-name="Standard">Turtle.turnLeft()</text:p>
      <text:p text:style-name="Standard">turtle.suck(1)</text:p>
      <text:p text:style-name="Standard">turtle.turnRight()</text:p>
      <text:p text:style-name="Standard"/>
      <text:p text:style-name="Standard">loop until d = x</text:p>
      <text:p text:style-name="Standard">d=d+1</text:p>
      <text:p text:style-name="Standard">turtle.mine()</text:p>
      <text:p text:style-name="Standard">turtle.forward()</text:p>
      <text:p text:style-name="Standard">turtle.mineUp()</text:p>
      <text:p text:style-name="Standard">turtle.turnRight()</text:p>
      <text:p text:style-name="Standard">turtle.forward()</text:p>
      <text:p text:style-name="Standard">turtle.mineUp()</text:p>
      <text:p text:style-name="Standard">turtle.back()</text:p>
      <text:p text:style-name="Standard">turtle.turnLeft()</text:p>
      <text:p text:style-name="Standard">end</text:p>
      <text:p text:style-name="Standard"/>
      <text:p text:style-name="Standard">turtle.turnRight()</text:p>
      <text:p text:style-name="Standard">d=0</text:p>
      <text:p text:style-name="Standard"/>
      <text:p text:style-name="Standard">loop until d = 6</text:p>
      <text:p text:style-name="Standard">d=d+1</text:p>
      <text:p text:style-name="Standard">turtle.mine()</text:p>
      <text:p text:style-name="Standard">turtle.forward()</text:p>
      <text:p text:style-name="Standard">turtle.mineUp()</text:p>
      <text:p text:style-name="Standard">turtle.turnRight()</text:p>
      <text:p text:style-name="Standard">turtle.forward()</text:p>
      <text:p text:style-name="Standard">turtle.mineUp()</text:p>
      <text:p text:style-name="Standard">turtle.back()</text:p>
      <text:p text:style-name="Standard">turtle.turnLeft()</text:p>
      <text:p text:style-name="Standard">end</text:p>
      <text:p text:style-name="Standard"/>
      <text:p text:style-name="Standard">turtle.turnRight()</text:p>
      <text:p text:style-name="Standard">d=0</text:p>
      <text:p text:style-name="Standard"/>
      <text:p text:style-name="Standard">loop until d = x</text:p>
      <text:p text:style-name="Standard">d=d+1</text:p>
      <text:p text:style-name="Standard">turtle.mine()</text:p>
      <text:p text:style-name="Standard">turtle.forward()</text:p>
      <text:p text:style-name="Standard">turtle.mineUp()</text:p>
      <text:p text:style-name="Standard">turtle.turnRight()</text:p>
      <text:p text:style-name="Standard">turtle.forward()</text:p>
      <text:p text:style-name="Standard">turtle.mineUp()</text:p>
      <text:p text:style-name="Standard">turtle.back()</text:p>
      <text:p text:style-name="Standard">turtle.turnLeft()</text:p>
      <text:p text:style-name="Standard">end</text:p>
      <text:p text:style-name="Standard"/>
      <text:p text:style-name="Standard">turtle.turnRight()</text:p>
      <text:p text:style-name="Standard">d=0</text:p>
      <text:p text:style-name="Standard"><text:soft-page-break/></text:p>
      <text:p text:style-name="Standard">loop until d = 6</text:p>
      <text:p text:style-name="Standard">d=d+1</text:p>
      <text:p text:style-name="Standard">turtle.mine()</text:p>
      <text:p text:style-name="Standard">turtle.forward()</text:p>
      <text:p text:style-name="Standard">turtle.mineUp()</text:p>
      <text:p text:style-name="Standard">turtle.turnRight()</text:p>
      <text:p text:style-name="Standard">turtle.forward()</text:p>
      <text:p text:style-name="Standard">turtle.mineUp()</text:p>
      <text:p text:style-name="Standard">turtle.back()</text:p>
      <text:p text:style-name="Standard">turtle.turnLeft()</text:p>
      <text:p text:style-name="Standard">end</text:p>
      <text:p text:style-name="Standard"/>
      <text:p text:style-name="Standard">turtle.turnRight()</text:p>
      <text:p text:style-name="Standard">Place bloc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Houghton</meta:initial-creator>
    <meta:creation-date>2012-12-24T13:06:28.40</meta:creation-date>
    <dc:date>2012-12-24T17:02:23.28</dc:date>
    <dc:creator>Andrew Houghton</dc:creator>
    <meta:editing-duration>PT44M34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4" meta:paragraph-count="86" meta:word-count="141" meta:character-count="1175"/>
  </office:meta>
</office:document-meta>
</file>